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Sarabun PSK" svg:font-family="'TH Sarabun PSK'"/>
  </office:font-face-decls>
  <office:automatic-style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9.5cm" style:rel-column-width="32767*"/>
    </style:style>
    <style:style style:name="Table2.B" style:family="table-column">
      <style:table-column-properties style:column-width="9.5cm" style:rel-column-width="32768*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paragraph-rsid="001a2ca4"/>
    </style:style>
    <style:style style:name="P2" style:family="paragraph" style:parent-style-name="Standard">
      <style:text-properties officeooo:rsid="001a2ca4" officeooo:paragraph-rsid="001a2ca4"/>
    </style:style>
    <style:style style:name="P3" style:family="paragraph" style:parent-style-name="Table_20_Contents">
      <style:text-properties fo:color="#c9211e" loext:opacity="100%" style:font-name="Courier New" fo:font-size="8pt" officeooo:paragraph-rsid="001a2ca4" style:font-size-asian="8pt" style:font-name-complex="Courier New" style:font-size-complex="8pt"/>
    </style:style>
    <style:style style:name="P4" style:family="paragraph" style:parent-style-name="Table_20_Contents">
      <style:text-properties fo:color="#168253" loext:opacity="100%" style:font-name="Courier New" fo:font-size="8pt" officeooo:rsid="001a2ca4" officeooo:paragraph-rsid="001a2ca4" style:font-size-asian="8pt" style:font-name-complex="Courier New" style:font-size-complex="8pt"/>
    </style:style>
    <style:style style:name="P5" style:family="paragraph" style:parent-style-name="Table_20_Contents">
      <style:text-properties fo:color="#168253" loext:opacity="100%" style:font-name="Courier New" fo:font-size="8pt" officeooo:paragraph-rsid="001a2ca4" style:font-size-asian="8pt" style:font-name-complex="Courier New" style:font-size-complex="8pt"/>
    </style:style>
    <style:style style:name="P6" style:family="paragraph" style:parent-style-name="Table_20_Contents">
      <style:text-properties style:font-name="Courier New" fo:font-size="8pt" officeooo:paragraph-rsid="001a2ca4" style:font-size-asian="8pt" style:font-name-complex="Courier New" style:font-size-complex="8pt"/>
    </style:style>
    <style:style style:name="P7" style:family="paragraph" style:parent-style-name="Standard">
      <style:text-properties officeooo:rsid="001abefa" officeooo:paragraph-rsid="001abefa"/>
    </style:style>
    <style:style style:name="P8" style:family="paragraph" style:parent-style-name="Standard">
      <style:text-properties officeooo:rsid="001a2ca4" officeooo:paragraph-rsid="001a2ca4"/>
    </style:style>
    <style:style style:name="P9" style:family="paragraph" style:parent-style-name="Standard">
      <style:text-properties fo:font-size="16pt" officeooo:rsid="001abefa" officeooo:paragraph-rsid="001abefa" style:font-size-asian="16pt" style:font-size-complex="16pt"/>
    </style:style>
    <style:style style:name="P10" style:family="paragraph" style:parent-style-name="Standard">
      <style:text-properties fo:font-size="16pt" officeooo:rsid="001a2ca4" officeooo:paragraph-rsid="001a2ca4" style:font-size-asian="16pt" style:font-size-complex="16pt"/>
    </style:style>
    <style:style style:name="P11" style:family="paragraph" style:parent-style-name="Standard">
      <style:text-properties fo:font-size="24pt" fo:font-weight="bold" officeooo:rsid="001abefa" officeooo:paragraph-rsid="001abefa" style:font-size-asian="24pt" style:font-weight-asian="bold" style:font-size-complex="24pt" style:font-weight-complex="bold"/>
    </style:style>
    <style:style style:name="T1" style:family="text">
      <style:text-properties officeooo:rsid="001a2ca4"/>
    </style:style>
    <style:style style:name="T2" style:family="text">
      <style:text-properties fo:color="#c9211e" loext:opacity="100%"/>
    </style:style>
    <style:style style:name="T3" style:family="text">
      <style:text-properties fo:color="#ff0000" loext:opacity="100%"/>
    </style:style>
    <style:style style:name="T4" style:family="text">
      <style:text-properties fo:color="#168253" loext:opacity="100%"/>
    </style:style>
    <style:style style:name="T5" style:family="text">
      <style:text-properties officeooo:rsid="001abefa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1a2ca4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reating a new image file to use with the prismFX plugin for Kidbright</text:p>
      <text:p text:style-name="P11"/>
      <text:p text:style-name="P9">1. Find or create a bitmap (.bmp) file. It must be &lt;= 240 pixels in both height and width.</text:p>
      <text:p text:style-name="P9"/>
      <text:p text:style-name="P7"><text:span text:style-name="T6">2. Open </text:span><text:span text:style-name="T7"><text:s/></text:span><text:a xlink:type="simple" xlink:href="https://bi3qwq.github.io/ConvertImageToColor565/" text:style-name="Internet_20_link" text:visited-style-name="Visited_20_Internet_20_Link"><text:span text:style-name="T7">https://bi3qwq.github.io/ConvertImageToColor565/</text:span></text:a><text:span text:style-name="T7"> </text:span><text:span text:style-name="T6">in a browser.</text:span></text:p>
      <text:p text:style-name="P9"/>
      <text:p text:style-name="P9">3. Click the Browse button and select the .bmp file to convert.</text:p>
      <text:p text:style-name="P9"/>
      <text:p text:style-name="P9">4. Click in the conversion results textbox, type cntl-a to select all and cntl-c to copy all. Paste the text in text editor’s new file.</text:p>
      <text:p text:style-name="P9"/>
      <text:p text:style-name="P9">5. Edit the top few line of new text file as shown in the table below.</text:p>
      <text:p text:style-name="P2"/>
      <text:p text:style-name="P2">Original Text – delete everything in <text:span text:style-name="T3">RED</text:span><text:tab/><text:tab/><text:tab/><text:tab/>Change To – Add everything in <text:span text:style-name="T4">GREEN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4">#pragma once</text:p>
          </table:table-cell>
        </table:table-row>
        <table:table-row>
          <table:table-cell table:style-name="Table2.A1" office:value-type="string">
            <text:p text:style-name="P6">// https://github.com/bi3qwq/ConvertImageToColor565</text:p>
          </table:table-cell>
          <table:table-cell table:style-name="Table2.A1" office:value-type="string">
            <text:p text:style-name="P6">// https://github.com/bi3qwq/ConvertImageToColor565</text:p>
          </table:table-cell>
        </table:table-row>
        <table:table-row>
          <table:table-cell table:style-name="Table2.A1" office:value-type="string">
            <text:p text:style-name="P6">// Width x Height: 240x240 pixels</text:p>
          </table:table-cell>
          <table:table-cell table:style-name="Table2.A1" office:value-type="string">
            <text:p text:style-name="P6">// Width x Height: 240x240 pixels</text:p>
          </table:table-cell>
        </table:table-row>
        <table:table-row>
          <table:table-cell table:style-name="Table2.A1" office:value-type="string">
            <text:p text:style-name="P6">// Size: 115,200 Bytes</text:p>
          </table:table-cell>
          <table:table-cell table:style-name="Table2.A1" office:value-type="string">
            <text:p text:style-name="P6">// Size: 115,200 Bytes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>// <text:span text:style-name="T1">name of image</text:span></text:p>
          </table:table-cell>
        </table:table-row>
        <table:table-row>
          <table:table-cell table:style-name="Table2.A1" office:value-type="string">
            <text:p text:style-name="P3">#include &lt;pgmspace.h&gt;</text:p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>const int img1_width=240;</text:p>
          </table:table-cell>
          <table:table-cell table:style-name="Table2.A1" office:value-type="string">
            <text:p text:style-name="P6">const int img1_width=240;</text:p>
          </table:table-cell>
        </table:table-row>
        <table:table-row>
          <table:table-cell table:style-name="Table2.A1" office:value-type="string">
            <text:p text:style-name="P6">const int img1_height=240;</text:p>
          </table:table-cell>
          <table:table-cell table:style-name="Table2.A1" office:value-type="string">
            <text:p text:style-name="P6">const int img1_height=240;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>const unsigned short img1[] <text:span text:style-name="T2">PROGMEM</text:span> = {</text:p>
          </table:table-cell>
          <table:table-cell table:style-name="Table2.A1" office:value-type="string">
            <text:p text:style-name="P6">const unsigned short img1[] = {</text:p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</table:table>
      <text:p text:style-name="P1"/>
      <text:p text:style-name="P10"><text:span text:style-name="T5">5 A </text:span>Change img1 to img2 (3 places) if you plan to use this file as image2.</text:p>
      <text:p text:style-name="P10"/>
      <text:p text:style-name="P9">Notes:</text:p>
      <text:p text:style-name="P10">Ignore the 240 and 115200 numbers. They depend on the width and heigh<text:span text:style-name="T5">t</text:span> of the bitmap being converted.</text:p>
      <text:p text:style-name="P10">Bitmap height and width must both be less than 240 pixels or the image will not be displayed.</text:p>
      <text:p text:style-name="P10"/>
      <text:p text:style-name="P9">6. Save your file. Also, save your file as image1.h. You can also save as image2.h if you made the changes shown in line 5 A abov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ordia New" svg:font-family="'Cordia New'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H Sarabun PSK" svg:font-family="'TH Sarabun PS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H Sarabun PSK" fo:font-size="12pt" fo:language="en" fo:country="US" style:letter-kerning="true" style:font-name-asian="NSimSun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H Sarabun PSK" fo:font-size="12pt" fo:language="en" fo:country="US" style:letter-kerning="true" style:font-name-asian="NSimSun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H Sarabun PSK" fo:font-family="'TH Sarabun PSK'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H Sarabun PSK" fo:font-family="'TH Sarabun PSK'" style:font-size-asian="12pt" style:font-name-complex="Angsana New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H Sarabun PSK" fo:font-family="'TH Sarabun PSK'" fo:font-size="12pt" fo:font-style="italic" style:font-size-asian="12pt" style:font-style-asian="italic" style:font-name-complex="Angsana New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 Sarabun PSK" fo:font-family="'TH Sarabun PSK'" style:font-size-asian="12pt" style:font-name-complex="Angsana New" style:font-family-complex="'Angsana New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3T11:03:46.120000000</meta:creation-date>
    <dc:date>2025-06-13T14:13:01.407000000</dc:date>
    <meta:editing-duration>PT23M37S</meta:editing-duration>
    <meta:editing-cycles>2</meta:editing-cycles>
    <meta:generator>LibreOffice/7.5.3.2$Windows_X86_64 LibreOffice_project/9f56dff12ba03b9acd7730a5a481eea045e468f3</meta:generator>
    <meta:document-statistic meta:table-count="1" meta:image-count="0" meta:object-count="0" meta:page-count="1" meta:paragraph-count="27" meta:word-count="241" meta:character-count="1416" meta:non-whitespace-character-count="1196"/>
  </office:meta>
</office:document-meta>
</file>